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style="normal" fo:font-weight="bold" officeooo:rsid="001a7b4f" officeooo:paragraph-rsid="001a7b4f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fo:font-style="normal" fo:font-weight="bold" officeooo:rsid="001a7b4f" officeooo:paragraph-rsid="001a7b4f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fo:font-style="normal" fo:font-weight="bold" officeooo:rsid="001a7b4f" officeooo:paragraph-rsid="001a7b4f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1a7b4f" officeooo:paragraph-rsid="001a7b4f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fo:font-style="normal" fo:font-weight="bold" officeooo:rsid="001a9d30" officeooo:paragraph-rsid="001a9d30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1a9d30" officeooo:paragraph-rsid="001a9d3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1b2675" officeooo:paragraph-rsid="001b2675" style:font-style-asian="normal" style:font-weight-asian="normal" style:font-style-complex="normal" style:font-weight-complex="normal"/>
    </style:style>
    <style:style style:name="T1" style:family="text">
      <style:text-properties officeooo:rsid="001b26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twise Operation</text:p>
      <text:p text:style-name="P2"/>
      <text:p text:style-name="P3">1. &amp; (AND)</text:p>
      <text:p text:style-name="P4">Operator AND &amp; membandingkan 2 bit dan akan menghasilkan 1 jika kedua bit-nya 1. Salah satunya angka 0 maka menghasilkan angka 0. Contoh terdapat 2 bit yang akan dilakukan operasi AND.</text:p>
      <text:p text:style-name="P4"/>
      <text:p text:style-name="P5">2. | (OR)</text:p>
      <text:p text:style-name="P6">Operator OR | membandingkan 2 bit dan akan menghasilkan 1 jika salah satu kedua bitnya 1. Meski salah satunya 0 jika satunya 1 maka hasilnya akan 1. Contoh terdapat 2 bit yang akan dilakukan operasi OR.</text:p>
      <text:p text:style-name="P6"/>
      <text:p text:style-name="P5">3. ^ (XOR)</text:p>
      <text:p text:style-name="P6">Operator XOR ^ membandingkan 2 bit dan akan menghasilkan kan 1 jika kedua bitnya berbeda, dan akan menghasilkan 0 jika kedua bitnya sama. Contoh terdapat 2 bit yang akan dilakukan operasi XOR</text:p>
      <text:p text:style-name="P6"/>
      <text:p text:style-name="P6">4. <text:span text:style-name="T1">~ (NOT)</text:span></text:p>
      <text:p text:style-name="P7">Operator ~ NOT berbeda dengan operator lainnya, operator ini hanya membutuhkan satu bit. Fungsi dari operator ini untuk membalikkan nilai, maksudnya jika hasilnya seharusnya 1 menjadi angka 0, begitu juga sebaliknya hasilnya 0 akan dibalikkan menjadi angka 1. 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09:05:23.530050914</meta:creation-date>
    <dc:date>2025-04-20T10:02:19.065963432</dc:date>
    <meta:editing-duration>PT15M20S</meta:editing-duration>
    <meta:editing-cycles>1</meta:editing-cycles>
    <meta:document-statistic meta:table-count="0" meta:image-count="0" meta:object-count="0" meta:page-count="1" meta:paragraph-count="9" meta:word-count="152" meta:character-count="894" meta:non-whitespace-character-count="751"/>
    <meta:generator>LibreOffice/24.8.6.2$Linux_X86_64 LibreOffice_project/480$Build-2</meta:generator>
  </office:meta>
</office:document-meta>
</file>